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e1db" officeooo:paragraph-rsid="000ce1db"/>
    </style:style>
    <style:style style:name="P2" style:family="paragraph" style:parent-style-name="Standard">
      <style:text-properties fo:color="#808080" officeooo:rsid="00137f2e" officeooo:paragraph-rsid="000ce1db"/>
    </style:style>
    <style:style style:name="P3" style:family="paragraph" style:parent-style-name="Standard">
      <style:text-properties officeooo:rsid="00137f2e" officeooo:paragraph-rsid="000ce1db"/>
    </style:style>
    <style:style style:name="P4" style:family="paragraph" style:parent-style-name="Standard">
      <style:text-properties style:use-window-font-color="true" officeooo:rsid="00137f2e" officeooo:paragraph-rsid="000ce1db"/>
    </style:style>
    <style:style style:name="P5" style:family="paragraph" style:parent-style-name="Standard">
      <style:text-properties officeooo:rsid="00137f2e" officeooo:paragraph-rsid="000ce1db" fo:background-color="#808080"/>
    </style:style>
    <style:style style:name="P6" style:family="paragraph" style:parent-style-name="Standard">
      <style:paragraph-properties fo:text-align="center" style:justify-single-word="false"/>
      <style:text-properties style:font-name="Century Schoolbook L" fo:font-size="19pt" fo:font-weight="bold" officeooo:rsid="000ce1db" officeooo:paragraph-rsid="000ce1db" style:font-size-asian="19pt" style:font-weight-asian="bold" style:font-size-complex="19pt" style:font-weight-complex="bold"/>
    </style:style>
    <style:style style:name="P7" style:family="paragraph" style:parent-style-name="Standard">
      <style:paragraph-properties fo:margin-left="0cm" fo:margin-right="0cm" fo:text-indent="1.3cm" style:auto-text-indent="false"/>
      <style:text-properties officeooo:rsid="00137f2e" officeooo:paragraph-rsid="000ce1db"/>
    </style:style>
    <style:style style:name="P8" style:family="paragraph" style:parent-style-name="Standard">
      <style:paragraph-properties fo:margin-left="0cm" fo:margin-right="0cm" fo:text-indent="1.3cm" style:auto-text-indent="false"/>
      <style:text-properties officeooo:rsid="00137f2e" officeooo:paragraph-rsid="000ce1db" fo:background-color="#808080"/>
    </style:style>
    <style:style style:name="P9" style:family="paragraph" style:parent-style-name="Standard" style:list-style-name="L1">
      <style:text-properties officeooo:rsid="000ce1db" officeooo:paragraph-rsid="000ce1db"/>
    </style:style>
    <style:style style:name="P10" style:family="paragraph" style:parent-style-name="Standard" style:list-style-name="L2">
      <style:text-properties officeooo:rsid="000ce1db" officeooo:paragraph-rsid="000ce1db"/>
    </style:style>
    <style:style style:name="P11" style:family="paragraph" style:parent-style-name="Standard" style:list-style-name="L2">
      <style:text-properties fo:color="#808080" officeooo:rsid="0009cc34" officeooo:paragraph-rsid="000ce1db"/>
    </style:style>
    <style:style style:name="P12" style:family="paragraph" style:parent-style-name="Standard" style:list-style-name="L2">
      <style:text-properties fo:color="#808080" style:font-name="Liberation Serif" fo:font-size="11pt" officeooo:rsid="0009cc34" officeooo:paragraph-rsid="000ce1db" style:font-size-asian="11pt" style:font-size-complex="11pt"/>
    </style:style>
    <style:style style:name="P13" style:family="paragraph" style:parent-style-name="Standard" style:list-style-name="L3">
      <style:text-properties style:use-window-font-color="true" officeooo:rsid="00137f2e" officeooo:paragraph-rsid="000ce1db"/>
    </style:style>
    <style:style style:name="P14" style:family="paragraph" style:parent-style-name="Standard" style:list-style-name="L4">
      <style:text-properties officeooo:rsid="00137f2e" officeooo:paragraph-rsid="000ce1db" fo:background-color="transparent"/>
    </style:style>
    <style:style style:name="P15" style:family="paragraph" style:parent-style-name="Standard">
      <style:text-properties officeooo:rsid="00137f2e" officeooo:paragraph-rsid="000ce1db"/>
    </style:style>
    <style:style style:name="P16" style:family="paragraph" style:parent-style-name="Standard">
      <style:paragraph-properties fo:margin-left="0cm" fo:margin-right="0cm" fo:text-indent="0cm" style:auto-text-indent="false"/>
      <style:text-properties officeooo:rsid="00137f2e" officeooo:paragraph-rsid="000ce1db"/>
    </style:style>
    <style:style style:name="T1" style:family="text">
      <style:text-properties fo:color="#808080" style:font-name="Liberation Serif" fo:font-size="11pt" officeooo:rsid="0009cc34" style:font-size-asian="11pt" style:font-size-complex="11pt"/>
    </style:style>
    <style:style style:name="T2" style:family="text">
      <style:text-properties fo:font-variant="normal" fo:text-transform="none" fo:color="#808080" style:font-name="Liberation Serif" fo:font-size="12pt" fo:letter-spacing="normal" fo:font-style="normal" fo:font-weight="normal" officeooo:rsid="00137f2e" fo:background-color="#eeeeee" loext:char-shading-value="0" style:font-size-asian="10.5pt" style:font-size-complex="12pt" fo:padding="0cm" fo:border="none"/>
    </style:style>
    <style:style style:name="T3" style:family="text">
      <style:text-properties fo:font-variant="normal" fo:text-transform="none" fo:color="#808080" style:font-name="Liberation Serif" fo:font-size="11pt" fo:letter-spacing="normal" fo:font-style="normal" fo:font-weight="normal" fo:background-color="#eeeeee" loext:char-shading-value="0" style:font-size-asian="11pt" style:font-size-complex="11pt" fo:padding="0cm" fo:border="none"/>
    </style:style>
    <style:style style:name="T4" style:family="text">
      <style:text-properties fo:font-variant="normal" fo:text-transform="none" fo:color="#808080" style:font-name="Liberation Serif" fo:font-size="11pt" fo:letter-spacing="normal" fo:font-style="normal" fo:font-weight="normal" officeooo:rsid="000ae7cf" fo:background-color="#eeeeee" loext:char-shading-value="0" style:font-size-asian="11pt" style:font-size-complex="11pt" fo:padding="0cm" fo:border="none"/>
    </style:style>
    <style:style style:name="T5" style:family="text">
      <style:text-properties fo:font-variant="normal" fo:text-transform="none" style:use-window-font-color="true" style:font-name="Liberation Serif" fo:font-size="12pt" fo:letter-spacing="normal" fo:font-style="normal" fo:font-weight="normal" fo:background-color="#eeeeee" loext:char-shading-value="0" style:font-size-asian="10.5pt" style:font-size-complex="12pt" fo:padding="0cm" fo:border="none"/>
    </style:style>
    <style:style style:name="T6" style:family="text">
      <style:text-properties fo:font-variant="normal" fo:text-transform="none" style:use-window-font-color="true" style:font-name="Liberation Serif" fo:font-size="12pt" fo:letter-spacing="normal" fo:font-style="normal" fo:font-weight="normal" officeooo:rsid="00137f2e" fo:background-color="#eeeeee" loext:char-shading-value="0" style:font-size-asian="10.5pt" style:font-size-complex="12pt" fo:padding="0cm" fo:border="none"/>
    </style:style>
    <style:style style:name="T7" style:family="text">
      <style:text-properties fo:font-variant="normal" fo:text-transform="none" style:use-window-font-color="true" style:font-name="Liberation Serif" fo:font-size="12pt" fo:letter-spacing="normal" fo:font-style="normal" fo:font-weight="normal" officeooo:rsid="00137f2e" fo:background-color="transparent" loext:char-shading-value="0" style:font-size-asian="10.5pt" style:font-size-complex="12pt" fo:padding="0cm" fo:border="none"/>
    </style:style>
    <style:style style:name="T8" style:family="text">
      <style:text-properties officeooo:rsid="000ae7cf"/>
    </style:style>
    <style:style style:name="T9" style:family="text">
      <style:text-properties fo:color="#999999"/>
    </style:style>
    <style:style style:name="T10" style:family="text">
      <style:text-properties fo:font-weight="bold" officeooo:rsid="000b7335" style:font-weight-asian="bold" style:font-weight-complex="bold"/>
    </style:style>
    <style:style style:name="T11" style:family="text">
      <style:text-properties officeooo:rsid="000f5a6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egration of Node-RED, Edison and <text:s/>ESP8266</text:p>
      <text:p text:style-name="P1"/>
      <text:p text:style-name="P1">Aim: To make request to the wifi module through the http request node in node-red running on the intel edison.</text:p>
      <text:p text:style-name="P1"/>
      <text:p text:style-name="P1">Requirements : Intel Edison <text:s text:c="5"/><text:span text:style-name="T9"><text:s/>//pre-configured</text:span></text:p>
      <text:p text:style-name="P1"><text:s text:c="26"/>ESP8266 <text:s text:c="8"/><text:span text:style-name="T9"><text:s text:c="2"/>//pre-configured</text:span></text:p>
      <text:p text:style-name="P1"/>
      <text:p text:style-name="P1">Working:</text:p>
      <text:p text:style-name="P1"/>
      <text:list xml:id="list8880939805569639432" text:style-name="L1">
        <text:list-item>
          <text:p text:style-name="P9">Start intel edison on your computer.</text:p>
        </text:list-item>
        <text:list-item>
          <text:p text:style-name="P9">Connnect the edison to your network. <text:s text:c="27"/><text:span text:style-name="T9">// see edison network documentation</text:span></text:p>
        </text:list-item>
        <text:list-item>
          <text:p text:style-name="P9">Connect the wifi module to the same network. <text:s text:c="13"/><text:span text:style-name="T9">// see configuring ESP8266 doc</text:span></text:p>
        </text:list-item>
        <text:list-item>
          <text:p text:style-name="P9">Run node red on the edison <text:s text:c="42"/><text:span text:style-name="T9"><text:s/>// see node red on edison doc</text:span></text:p>
        </text:list-item>
      </text:list>
      <text:p text:style-name="P1"/>
      <text:p text:style-name="P1">Now, for making http requests to the wifi module, we need to know the ip addresses of the wifi module and the intel edison. For this run the following command and note down the IP addresses.</text:p>
      <text:list xml:id="list3113070147045580818" text:style-name="L2">
        <text:list-header>
          <text:p text:style-name="P11"/>
          <text:p text:style-name="P12">// <text:span text:style-name="T8">On windows use Adavanced IP scanner</text:span></text:p>
          <text:p text:style-name="P10"><text:span text:style-name="T1">// On linux : </text:span><text:span text:style-name="Source_20_Text"><text:span text:style-name="T3">sudo arp-scan --interface=wlan0 –localnet , </text:span></text:span><text:span text:style-name="Source_20_Text"><text:span text:style-name="T4">wher </text:span></text:span><text:span text:style-name="Source_20_Text"><text:span text:style-name="T3">wlan0</text:span></text:span><text:span text:style-name="Source_20_Text"><text:span text:style-name="T4"> is your </text:span></text:span><text:span text:style-name="Source_20_Text"><text:span text:style-name="T3">wifi network</text:span></text:span><text:span text:style-name="Source_20_Text"><text:span text:style-name="T4">.</text:span></text:span></text:p>
        </text:list-header>
      </text:list>
      <text:p text:style-name="P1"/>
      <text:list xml:id="list120758672068094" text:continue-numbering="true" text:style-name="L2">
        <text:list-item>
          <text:p text:style-name="P10"><text:span text:style-name="Source_20_Text"><text:span text:style-name="T5">Now, open the browser and enter </text:span></text:span><text:a xlink:type="simple" xlink:href="http://IP:1880/"><text:span text:style-name="Source_20_Text">http://IP:1880</text:span></text:a><text:span text:style-name="Source_20_Text"><text:span text:style-name="T5"> , where IP is the ip address of intel edison.</text:span></text:span></text:p>
        </text:list-item>
        <text:list-item>
          <text:p text:style-name="P10"><text:span text:style-name="Source_20_Text"><text:span text:style-name="T5">Make a basic flow with an http request node. <text:s/>//see http request node documentation</text:span></text:span></text:p>
        </text:list-item>
      </text:list>
      <text:p text:style-name="P1"/>
      <text:list xml:id="list120759819102877" text:continue-numbering="true" text:style-name="L2">
        <text:list-item>
          <text:p text:style-name="P10"><text:span text:style-name="Source_20_Text"><text:span text:style-name="T5">Configure the http request node as follows:</text:span></text:span></text:p>
        </text:list-item>
      </text:list>
      <text:p text:style-name="P1"/>
      <text:p text:style-name="P1"><text:span text:style-name="Source_20_Text"><text:span text:style-name="T5"><text:s text:c="12"/></text:span></text:span><text:span text:style-name="Source_20_Text"><text:span text:style-name="T6">Method : GET</text:span></text:span></text:p>
      <text:p text:style-name="P3"><text:s text:c="12"/>URL: <text:a xlink:type="simple" xlink:href="http://IP/read">http://IP/read</text:a> <text:s text:c="44"/></text:p>
      <text:p text:style-name="P2"><text:s text:c="12"/>//IP is the ip address of the wifi module (view confiruing wifi module documentation)</text:p>
      <text:p text:style-name="P1"><text:span text:style-name="Source_20_Text"><text:span text:style-name="T2"><text:s text:c="12"/></text:span></text:span><text:span text:style-name="Source_20_Text"><text:span text:style-name="T6">Return: a UTF-8 string</text:span></text:span></text:p>
      <text:p text:style-name="P1"/>
      <text:list xml:id="list8631001042509567182" text:style-name="L3">
        <text:list-item>
          <text:p text:style-name="P13">The above request would return a string with the pin values in it. We would then have to parse the string to obtain the values. The parsing is done in the function node. The below example is to parse the analog pin <text:s/>and digital pin 12 of the wifi module. Other pins can be parsed similarly.</text:p>
        </text:list-item>
      </text:list>
      <text:p text:style-name="P3"/>
      <text:p text:style-name="P4"><text:s text:c="12"/>Sample response from wifi module:</text:p>
      <text:p text:style-name="P3"/>
      <text:p text:style-name="P3"><text:s text:c="12"/><text:span text:style-name="T11">Analog Pin = 1023;</text:span></text:p>
      <text:p text:style-name="P3"><text:s text:c="12"/><text:span text:style-name="T11">Digiral Pin 12 = 1;</text:span></text:p>
      <text:p text:style-name="P16"><text:s text:c="12"/>The above response can be parsed by using the following function node:</text:p>
      <text:p text:style-name="P7"/>
      <text:p text:style-name="P7"/>
      <text:p text:style-name="P8">var Analog = msg.payload.split("Analog Pin =")[1].split("&lt;")[0];</text:p>
      <text:p text:style-name="P8">var Digital = msg.payload.split("Digital Pin 12 =")[1].split("&lt;")[0];</text:p>
      <text:p text:style-name="P8">msg.payload <text:s/>= "Analog Value:" + Analog+ '\n\n\n' +"Digital Value:" + Digital;</text:p>
      <text:p text:style-name="P8">return msg</text:p>
      <text:p text:style-name="P5"/>
      <text:list xml:id="list1386187416168757089" text:style-name="L4">
        <text:list-item>
          <text:p text:style-name="P14"><text:span text:style-name="Source_20_Text"><text:span text:style-name="T7">The msg.payload now contains the analog and the digital values, which can be printed by a simple debug node.</text:span></text:span></text:p>
        </text:list-item>
      </text:list>
      <text:p text:style-name="P1"><text:soft-page-break/><text:span text:style-name="Source_20_Text"><text:span text:style-name="T5"><text:s text:c="2"/></text:span></text:span></text:p>
      <text:p text:style-name="P1"><text:s text:c="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2T16:13:45.050016476</meta:creation-date>
    <dc:date>2015-08-07T12:07:57.786578408</dc:date>
    <meta:editing-duration>P0D</meta:editing-duration>
    <meta:editing-cycles>3</meta:editing-cycles>
    <meta:generator>LibreOffice/4.2.6.3$Linux_X86_64 LibreOffice_project/420m0$Build-3</meta:generator>
    <meta:document-statistic meta:table-count="0" meta:image-count="0" meta:object-count="0" meta:page-count="2" meta:paragraph-count="32" meta:word-count="336" meta:character-count="2208" meta:non-whitespace-character-count="1616"/>
  </office:meta>
</office:document-meta>
</file>